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0099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28cm" fo:min-width="0.315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ff00cc"/>
      <style:paragraph-properties fo:text-align="center"/>
      <style:text-properties fo:color="#ffffff" style:font-name="PT Sans" fo:font-size="12pt" fo:font-weight="bold"/>
    </style:style>
    <style:style style:name="P8" style:family="paragraph">
      <loext:graphic-properties draw:fill-color="#009900"/>
      <style:paragraph-properties fo:text-align="center"/>
      <style:text-properties fo:color="#000000" style:font-name="PT Sans" fo:font-size="12pt" fo:font-weight="bold"/>
    </style:style>
    <style:style style:name="P9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10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PT Sans" fo:font-size="12pt" fo:font-weight="bold"/>
    </style:style>
    <style:style style:name="T2" style:family="text">
      <style:text-properties fo:color="#000000" style:font-name="PT Sans" fo:font-size="12pt" fo:font-weight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P/I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.47cm" svg:y="5.28cm">
          <text:p text:style-name="P1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7cm" svg:height="1.27cm" svg:x="9.09cm" svg:y="5.28cm">
          <text:p text:style-name="P4">G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2.613cm" svg:y="2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7cm" svg:height="1.27cm" svg:x="7.92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7.82cm" svg:y="7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7cm" svg:height="1.27cm" svg:x="2.74cm" svg:y="7.82cm">
          <text:p text:style-name="P1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27cm" svg:height="1.27cm" svg:x="5.28cm" svg:y="5.915cm">
          <text:p text:style-name="P1"><text:span text:style-name="T2">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0.815cm" svg:height="0.878cm" svg:x="1.671cm" svg:y="4.391cm">
          <draw:text-box>
            <text:p text:style-name="P12"><text:span text:style-name="T3">1</text:span></text:p>
          </draw:text-box>
        </draw:frame>
        <draw:frame draw:style-name="gr11" draw:text-style-name="P13" draw:layer="layout" svg:width="0.815cm" svg:height="0.878cm" svg:x="5.481cm" svg:y="0.581cm">
          <draw:text-box>
            <text:p text:style-name="P12"><text:span text:style-name="T3">2</text:span></text:p>
          </draw:text-box>
        </draw:frame>
        <draw:frame draw:style-name="gr12" draw:text-style-name="P13" draw:layer="layout" svg:width="0.815cm" svg:height="0.878cm" svg:x="9.344cm" svg:y="4.391cm">
          <draw:text-box>
            <text:p text:style-name="P12"><text:span text:style-name="T3">3</text:span></text:p>
          </draw:text-box>
        </draw:frame>
        <draw:circle draw:style-name="gr13" draw:text-style-name="P14" draw:layer="layout" svg:width="2.54cm" svg:height="2.54cm" svg:x="4.637cm" svg:y="10.36cm" draw:kind="arc" draw:start-angle="5.38" draw:end-angle="173.56">
          <text:p/>
        </draw:circle>
        <draw:frame draw:style-name="gr14" draw:text-style-name="P13" draw:layer="layout" svg:width="0.815cm" svg:height="0.878cm" svg:x="2.867cm" svg:y="1.724cm">
          <draw:text-box>
            <text:p text:style-name="P12"><text:span text:style-name="T3">4</text:span></text:p>
          </draw:text-box>
        </draw:frame>
        <draw:frame draw:style-name="gr15" draw:text-style-name="P13" draw:layer="layout" svg:width="0.815cm" svg:height="0.878cm" svg:x="8.148cm" svg:y="1.724cm">
          <draw:text-box>
            <text:p text:style-name="P12"><text:span text:style-name="T3">5</text:span></text:p>
          </draw:text-box>
        </draw:frame>
        <draw:frame draw:style-name="gr16" draw:text-style-name="P13" draw:layer="layout" svg:width="0.815cm" svg:height="0.878cm" svg:x="2.941cm" svg:y="6.942cm">
          <draw:text-box>
            <text:p text:style-name="P12"><text:span text:style-name="T3">6</text:span></text:p>
          </draw:text-box>
        </draw:frame>
        <draw:frame draw:style-name="gr17" draw:text-style-name="P13" draw:layer="layout" svg:width="0.815cm" svg:height="0.878cm" svg:x="8.074cm" svg:y="6.931cm">
          <draw:text-box>
            <text:p text:style-name="P12"><text:span text:style-name="T3">7</text:span></text:p>
          </draw:text-box>
        </draw:frame>
        <draw:frame draw:style-name="gr18" draw:text-style-name="P13" draw:layer="layout" svg:width="0.815cm" svg:height="0.878cm" svg:x="5.534cm" svg:y="5.037cm">
          <draw:text-box>
            <text:p text:style-name="P12"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7-01-05T00:36:03.821927825</dc:date>
    <meta:editing-duration>PT43M44S</meta:editing-duration>
    <meta:editing-cycles>25</meta:editing-cycles>
    <meta:generator>LibreOffice/5.2.2.2$Linux_X86_64 LibreOffice_project/20m0$Build-2</meta:generator>
    <meta:document-statistic meta:object-count="18"/>
  </office:meta>
</office:document-meta>
</file>